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ae7" officeooo:paragraph-rsid="000b8ae7"/>
    </style:style>
    <style:style style:name="P2" style:family="paragraph" style:parent-style-name="Standard">
      <style:text-properties officeooo:rsid="000b8ae7" officeooo:paragraph-rsid="000c30f5"/>
    </style:style>
    <style:style style:name="P3" style:family="paragraph" style:parent-style-name="Standard">
      <style:text-properties fo:font-weight="bold" officeooo:rsid="000b8ae7" officeooo:paragraph-rsid="000b8ae7" style:font-weight-asian="bold" style:font-weight-complex="bold"/>
    </style:style>
    <style:style style:name="P4" style:family="paragraph" style:parent-style-name="Standard">
      <style:text-properties fo:font-weight="bold" officeooo:rsid="000c30f5" officeooo:paragraph-rsid="000c30f5" style:font-weight-asian="bold" style:font-weight-complex="bold"/>
    </style:style>
    <style:style style:name="P5" style:family="paragraph" style:parent-style-name="Standard">
      <style:text-properties fo:font-weight="bold" officeooo:rsid="000d51a7" officeooo:paragraph-rsid="000d51a7" style:font-weight-asian="bold" style:font-weight-complex="bold"/>
    </style:style>
    <style:style style:name="P6" style:family="paragraph" style:parent-style-name="Standard">
      <style:text-properties fo:font-weight="bold" officeooo:rsid="000f44d5" officeooo:paragraph-rsid="000f44d5" style:font-weight-asian="bold" style:font-weight-complex="bold"/>
    </style:style>
    <style:style style:name="P7" style:family="paragraph" style:parent-style-name="Standard">
      <style:text-properties fo:font-weight="bold" officeooo:rsid="001c037f" officeooo:paragraph-rsid="001c037f" style:font-weight-asian="bold" style:font-weight-complex="bold"/>
    </style:style>
    <style:style style:name="P8" style:family="paragraph" style:parent-style-name="Standard">
      <style:text-properties fo:font-weight="normal" officeooo:rsid="000c30f5" officeooo:paragraph-rsid="000c30f5" style:font-weight-asian="normal" style:font-weight-complex="normal"/>
    </style:style>
    <style:style style:name="P9" style:family="paragraph" style:parent-style-name="Standard">
      <style:text-properties fo:font-weight="normal" officeooo:rsid="000d51a7" officeooo:paragraph-rsid="000d51a7" style:font-weight-asian="normal" style:font-weight-complex="normal"/>
    </style:style>
    <style:style style:name="P10" style:family="paragraph" style:parent-style-name="Standard">
      <style:text-properties fo:font-weight="normal" officeooo:rsid="000f44d5" officeooo:paragraph-rsid="000f44d5" style:font-weight-asian="normal" style:font-weight-complex="normal"/>
    </style:style>
    <style:style style:name="P11" style:family="paragraph" style:parent-style-name="Standard">
      <style:text-properties fo:font-weight="normal" officeooo:rsid="00107c31" officeooo:paragraph-rsid="00107c31" style:font-weight-asian="normal" style:font-weight-complex="normal"/>
    </style:style>
    <style:style style:name="P12" style:family="paragraph" style:parent-style-name="Standard">
      <style:text-properties fo:font-weight="normal" officeooo:rsid="001237ce" officeooo:paragraph-rsid="001237ce" style:font-weight-asian="normal" style:font-weight-complex="normal"/>
    </style:style>
    <style:style style:name="P13" style:family="paragraph" style:parent-style-name="Standard">
      <style:text-properties fo:font-weight="normal" officeooo:rsid="0013b1cf" officeooo:paragraph-rsid="0013b1cf" style:font-weight-asian="normal" style:font-weight-complex="normal"/>
    </style:style>
    <style:style style:name="P14" style:family="paragraph" style:parent-style-name="Standard">
      <style:text-properties fo:font-weight="normal" officeooo:rsid="001c037f" officeooo:paragraph-rsid="001c037f" style:font-weight-asian="normal" style:font-weight-complex="normal"/>
    </style:style>
    <style:style style:name="P15" style:family="paragraph" style:parent-style-name="Standard">
      <style:text-properties fo:color="#000000" fo:font-weight="normal" officeooo:rsid="001c037f" officeooo:paragraph-rsid="001c037f" style:font-weight-asian="bold" style:font-weight-complex="bold"/>
    </style:style>
    <style:style style:name="P16" style:family="paragraph" style:parent-style-name="Standard">
      <style:text-properties fo:color="#000000" fo:font-weight="normal" officeooo:rsid="001c037f" officeooo:paragraph-rsid="001c037f" fo:background-color="#ffffff" style:font-weight-asian="bold" style:font-weight-complex="bold"/>
    </style:style>
    <style:style style:name="P17" style:family="paragraph" style:parent-style-name="Standard">
      <style:text-properties fo:color="#000000" fo:font-weight="normal" officeooo:rsid="001c037f" officeooo:paragraph-rsid="003b9040" fo:background-color="#ffffff" style:font-weight-asian="bold" style:font-weight-complex="bold"/>
    </style:style>
    <style:style style:name="P18" style:family="paragraph" style:parent-style-name="Standard">
      <style:text-properties fo:color="#000000" fo:font-weight="normal" officeooo:rsid="001f0ae6" officeooo:paragraph-rsid="001f0ae6" fo:background-color="#ffffff" style:font-weight-asian="bold" style:font-weight-complex="bold"/>
    </style:style>
    <style:style style:name="P19" style:family="paragraph" style:parent-style-name="Standard">
      <style:text-properties fo:color="#000000" fo:font-weight="normal" officeooo:rsid="0022cfa2" officeooo:paragraph-rsid="0022cfa2" fo:background-color="#ffffff" style:font-weight-asian="bold" style:font-weight-complex="bold"/>
    </style:style>
    <style:style style:name="P20" style:family="paragraph" style:parent-style-name="Standard">
      <style:text-properties fo:color="#000000" fo:font-weight="normal" officeooo:rsid="001da26b" officeooo:paragraph-rsid="001c037f" fo:background-color="#ffffff" style:font-weight-asian="bold" style:font-weight-complex="bold"/>
    </style:style>
    <style:style style:name="P21" style:family="paragraph" style:parent-style-name="Standard">
      <style:text-properties fo:color="#000000" fo:font-weight="normal" officeooo:rsid="00382c84" officeooo:paragraph-rsid="00382c84" fo:background-color="#ffffff" style:font-weight-asian="bold" style:font-weight-complex="bold"/>
    </style:style>
    <style:style style:name="P22" style:family="paragraph" style:parent-style-name="Standard">
      <style:text-properties fo:color="#000000" fo:font-weight="normal" officeooo:rsid="00233e29" officeooo:paragraph-rsid="00233e29" fo:background-color="#ffffff" style:font-weight-asian="normal" style:font-weight-complex="normal"/>
    </style:style>
    <style:style style:name="P23" style:family="paragraph" style:parent-style-name="Standard">
      <style:text-properties fo:color="#000000" fo:font-weight="normal" officeooo:rsid="00233e29" officeooo:paragraph-rsid="00247366" fo:background-color="#ffffff" style:font-weight-asian="normal" style:font-weight-complex="normal"/>
    </style:style>
    <style:style style:name="P24" style:family="paragraph" style:parent-style-name="Standard">
      <style:text-properties fo:color="#000000" fo:font-weight="normal" officeooo:rsid="00247366" officeooo:paragraph-rsid="00247366" fo:background-color="#ffffff" style:font-weight-asian="normal" style:font-weight-complex="normal"/>
    </style:style>
    <style:style style:name="P25" style:family="paragraph" style:parent-style-name="Standard">
      <style:text-properties fo:color="#000000" fo:font-weight="normal" officeooo:rsid="002650f6" officeooo:paragraph-rsid="002650f6" fo:background-color="#ffffff" style:font-weight-asian="normal" style:font-weight-complex="normal"/>
    </style:style>
    <style:style style:name="P26" style:family="paragraph" style:parent-style-name="Standard">
      <style:text-properties fo:color="#000000" fo:font-weight="normal" officeooo:rsid="0027fe57" officeooo:paragraph-rsid="0027fe57" fo:background-color="#ffffff" style:font-weight-asian="normal" style:font-weight-complex="normal"/>
    </style:style>
    <style:style style:name="P27" style:family="paragraph" style:parent-style-name="Standard">
      <style:text-properties fo:color="#000000" fo:font-weight="normal" officeooo:rsid="002b727e" officeooo:paragraph-rsid="002b727e" fo:background-color="#ffffff" style:font-weight-asian="normal" style:font-weight-complex="normal"/>
    </style:style>
    <style:style style:name="P28" style:family="paragraph" style:parent-style-name="Standard">
      <style:text-properties fo:color="#000000" fo:font-weight="normal" officeooo:rsid="002c2dc3" officeooo:paragraph-rsid="002c2dc3" fo:background-color="#ffffff" style:font-weight-asian="normal" style:font-weight-complex="normal"/>
    </style:style>
    <style:style style:name="P29" style:family="paragraph" style:parent-style-name="Standard">
      <style:text-properties fo:color="#000000" fo:font-weight="normal" officeooo:rsid="00305585" officeooo:paragraph-rsid="00305585" fo:background-color="#ffffff" style:font-weight-asian="normal" style:font-weight-complex="normal"/>
    </style:style>
    <style:style style:name="P30" style:family="paragraph" style:parent-style-name="Standard">
      <style:text-properties fo:color="#000000" fo:font-weight="normal" officeooo:rsid="003194d8" officeooo:paragraph-rsid="003194d8" fo:background-color="#ffffff" style:font-weight-asian="normal" style:font-weight-complex="normal"/>
    </style:style>
    <style:style style:name="P31" style:family="paragraph" style:parent-style-name="Standard">
      <style:text-properties fo:color="#000000" fo:font-weight="normal" officeooo:rsid="00346c02" officeooo:paragraph-rsid="00346c02" fo:background-color="#ffffff" style:font-weight-asian="normal" style:font-weight-complex="normal"/>
    </style:style>
    <style:style style:name="P32" style:family="paragraph" style:parent-style-name="Standard">
      <style:text-properties fo:color="#000000" fo:font-weight="normal" officeooo:rsid="003528c3" officeooo:paragraph-rsid="003528c3" fo:background-color="#ffffff" style:font-weight-asian="normal" style:font-weight-complex="normal"/>
    </style:style>
    <style:style style:name="P33" style:family="paragraph" style:parent-style-name="Standard">
      <style:text-properties fo:color="#000000" fo:font-weight="normal" officeooo:rsid="0036ab49" officeooo:paragraph-rsid="0036ab49" fo:background-color="#ffffff" style:font-weight-asian="normal" style:font-weight-complex="normal"/>
    </style:style>
    <style:style style:name="P34" style:family="paragraph" style:parent-style-name="Standard">
      <style:text-properties fo:color="#000000" fo:font-weight="normal" officeooo:rsid="003f1e83" officeooo:paragraph-rsid="003f1e83" fo:background-color="#ffffff" style:font-weight-asian="normal" style:font-weight-complex="normal"/>
    </style:style>
    <style:style style:name="P35" style:family="paragraph" style:parent-style-name="Standard">
      <style:text-properties fo:color="#000000" fo:font-weight="normal" officeooo:rsid="0041d928" officeooo:paragraph-rsid="0041d928" fo:background-color="#ffffff" style:font-weight-asian="normal" style:font-weight-complex="normal"/>
    </style:style>
    <style:style style:name="P36" style:family="paragraph" style:parent-style-name="Standard">
      <style:text-properties fo:color="#000000" fo:font-weight="bold" officeooo:rsid="002c2dc3" officeooo:paragraph-rsid="002c2dc3" fo:background-color="#ffffff" style:font-weight-asian="bold" style:font-weight-complex="bold"/>
    </style:style>
    <style:style style:name="P37" style:family="paragraph" style:parent-style-name="Standard">
      <style:text-properties fo:color="#000000" fo:font-weight="bold" officeooo:rsid="002d5f96" officeooo:paragraph-rsid="002d5f96" fo:background-color="#ffffff" style:font-weight-asian="bold" style:font-weight-complex="bold"/>
    </style:style>
    <style:style style:name="P38" style:family="paragraph" style:parent-style-name="Standard">
      <style:text-properties fo:color="#000000" fo:font-weight="bold" officeooo:rsid="003194d8" officeooo:paragraph-rsid="003194d8" fo:background-color="#ffffff" style:font-weight-asian="bold" style:font-weight-complex="bold"/>
    </style:style>
    <style:style style:name="P39" style:family="paragraph" style:parent-style-name="Standard">
      <style:text-properties fo:color="#000000" fo:font-weight="bold" officeooo:rsid="003528c3" officeooo:paragraph-rsid="003528c3" fo:background-color="#ffffff" style:font-weight-asian="bold" style:font-weight-complex="bold"/>
    </style:style>
    <style:style style:name="P40" style:family="paragraph" style:parent-style-name="Standard">
      <style:text-properties fo:color="#000000" fo:font-weight="bold" officeooo:rsid="003fac45" officeooo:paragraph-rsid="003fac45" fo:background-color="#ffffff" style:font-weight-asian="bold" style:font-weight-complex="bold"/>
    </style:style>
    <style:style style:name="P41" style:family="paragraph" style:parent-style-name="Standard">
      <style:text-properties fo:color="#000000" fo:font-weight="bold" officeooo:rsid="00403d76" officeooo:paragraph-rsid="00403d76" fo:background-color="#ffffff" style:font-weight-asian="bold" style:font-weight-complex="bold"/>
    </style:style>
    <style:style style:name="P42" style:family="paragraph" style:parent-style-name="Standard">
      <style:text-properties fo:color="#000000" fo:font-weight="bold" officeooo:rsid="0041d928" officeooo:paragraph-rsid="0041d928" fo:background-color="#ffffff" style:font-weight-asian="bold" style:font-weight-complex="bold"/>
    </style:style>
    <style:style style:name="P43" style:family="paragraph" style:parent-style-name="Standard">
      <style:text-properties fo:font-weight="normal" officeooo:rsid="001237ce" officeooo:paragraph-rsid="0045d81d" style:font-weight-asian="normal" style:font-weight-complex="normal"/>
    </style:style>
    <style:style style:name="T1" style:family="text">
      <style:text-properties officeooo:rsid="000c30f5"/>
    </style:style>
    <style:style style:name="T2" style:family="text">
      <style:text-properties officeooo:rsid="001c5ba8"/>
    </style:style>
    <style:style style:name="T3" style:family="text">
      <style:text-properties officeooo:rsid="001da26b"/>
    </style:style>
    <style:style style:name="T4" style:family="text">
      <style:text-properties officeooo:rsid="00382c84"/>
    </style:style>
    <style:style style:name="T5" style:family="text">
      <style:text-properties officeooo:rsid="003b8b91"/>
    </style:style>
    <style:style style:name="T6" style:family="text">
      <style:text-properties officeooo:rsid="004729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eating Table (CUSTOMER) :-</text:p>
      <text:p text:style-name="P2"><text:s/>create table Customer( customer_id varchar(5), </text:p>
      <text:p text:style-name="P2"><text:s text:c="4"/>-<text:span text:style-name="T1">&gt; </text:span>customer_name varchar(20), </text:p>
      <text:p text:style-name="P1"><text:s text:c="4"/>-&gt; customer_email varchar(20),</text:p>
      <text:p text:style-name="P1"><text:s text:c="4"/>-&gt; customer_address varchar(50),</text:p>
      <text:p text:style-name="P1"><text:s text:c="4"/>-&gt; customer_contact int(10),</text:p>
      <text:p text:style-name="P1"><text:s text:c="4"/>-&gt; customer_DOB varchar(20),</text:p>
      <text:p text:style-name="P1"><text:s text:c="4"/>-&gt; PRIMARY KEY (customer_id));</text:p>
      <text:p text:style-name="P1">Query OK, 0 rows affected (0.37 sec)</text:p>
      <text:p text:style-name="P1"/>
      <text:p text:style-name="P4">Creating Table (PRODUCT) :-</text:p>
      <text:p text:style-name="P8"><text:s/>create table Product( product_id varchar(5), </text:p>
      <text:p text:style-name="P8"><text:s text:c="3"/>-&gt; product_name varchar(20),</text:p>
      <text:p text:style-name="P8"><text:s text:c="3"/>-&gt; product_stock int(200),</text:p>
      <text:p text:style-name="P8"><text:s text:c="3"/>-&gt; product_unitPrice decimal(10,2),</text:p>
      <text:p text:style-name="P8"><text:s text:c="3"/>-&gt; PRIMARY KEY (product_id));</text:p>
      <text:p text:style-name="P8">Query OK, 0 rows affected (0.29 sec)</text:p>
      <text:p text:style-name="P8"/>
      <text:p text:style-name="P5">Creating Table (CATEGORY) :-</text:p>
      <text:p text:style-name="P9">create table Category( c_id varchar(5),</text:p>
      <text:p text:style-name="P9"><text:s text:c="3"/>-&gt; c_name varchar(20),</text:p>
      <text:p text:style-name="P9"><text:s text:c="3"/>-&gt; PRIMARY KEY (c_id));</text:p>
      <text:p text:style-name="P9">Query OK, 0 rows affected (0.30 sec)</text:p>
      <text:p text:style-name="P9"/>
      <text:p text:style-name="P6">Creating Table (ORDER) :-</text:p>
      <text:p text:style-name="P10"><text:s/>create table Order_Record(</text:p>
      <text:p text:style-name="P10"><text:s text:c="4"/>-&gt; order_id varchar(5),</text:p>
      <text:p text:style-name="P10"><text:s text:c="4"/>-&gt; customer_id varchar(5),</text:p>
      <text:p text:style-name="P10"><text:s text:c="4"/>-&gt; product_id varchar(5),</text:p>
      <text:p text:style-name="P10"><text:s text:c="4"/>-&gt; PRIMARY KEY (order_id,customer_id,product_id),</text:p>
      <text:p text:style-name="P10"><text:s text:c="4"/>-&gt; FOREIGN KEY (customer_id) references Customer(customer_id),</text:p>
      <text:p text:style-name="P10"><text:s text:c="4"/>-&gt; FOREIGN KEY (product_id) references Product(product_id));</text:p>
      <text:p text:style-name="P10">Query OK, 0 rows affected (0.40 sec)</text:p>
      <text:p text:style-name="P10"/>
      <text:p text:style-name="P11"><text:s/>show tables;</text:p>
      <text:p text:style-name="P12">+---------------------------------+</text:p>
      <text:p text:style-name="P43">| Tables_in_Order_mgt <text:tab/>|</text:p>
      <text:p text:style-name="P43">+---------------------------------+</text:p>
      <text:p text:style-name="P12">| Category <text:s text:c="20"/><text:tab/>|</text:p>
      <text:p text:style-name="P12">| Customer<text:tab/><text:tab/><text:tab/>|</text:p>
      <text:p text:style-name="P12">| Order_Record<text:tab/><text:tab/>|</text:p>
      <text:p text:style-name="P12">| Product <text:s text:c="12"/><text:tab/><text:tab/>|</text:p>
      <text:p text:style-name="P12">+---------------------------------+</text:p>
      <text:p text:style-name="P11">4 rows in set (0.00 sec)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2">show columns from Category;</text:p>
      <text:p text:style-name="P12">+----------------+----------------+-------+-------+---------+-------+</text:p>
      <text:p text:style-name="P12">| Field <text:tab/><text:tab/>| Type <text:s text:c="7"/><text:tab/>| Null<text:tab/>| Key<text:tab/>| Default | Extra |</text:p>
      <text:p text:style-name="P12">+----------------+----------------+-------+-------+---------+-------+</text:p>
      <text:p text:style-name="P12">| c_id<text:tab/><text:tab/>| varchar(5) <text:tab/>| NO <text:s/><text:tab/>| PRI<text:tab/>| NULL <text:s text:c="3"/>| <text:s text:c="6"/>|</text:p>
      <text:p text:style-name="P12">| c_name<text:tab/>| varchar(20)<text:tab/>| YES<text:tab/>| <text:s text:c="4"/><text:tab/>| NULL <text:s text:c="3"/>| <text:s text:c="6"/>|</text:p>
      <text:p text:style-name="P12">+----------------+----------------+-------+-------+---------+-------+</text:p>
      <text:p text:style-name="P12">2 rows in set (0.00 sec)</text:p>
      <text:p text:style-name="P12"/>
      <text:p text:style-name="P12"/>
      <text:p text:style-name="P12"/>
      <text:p text:style-name="P13"><text:s/>show columns from Customer;</text:p>
      <text:p text:style-name="P13">+------------------+-------------+------+-----+---------+-------+</text:p>
      <text:p text:style-name="P13">| Field <text:s text:c="11"/>| Type <text:s text:c="7"/>| Null | Key | Default | Extra |</text:p>
      <text:p text:style-name="P13">+------------------+-------------+------+-----+---------+-------+</text:p>
      <text:p text:style-name="P13">| customer_id <text:s text:c="5"/>| varchar(5) <text:s/>| NO <text:s text:c="2"/>| PRI | NULL <text:s text:c="3"/>| <text:s text:c="6"/>|</text:p>
      <text:p text:style-name="P13">| customer_name <text:s text:c="3"/>| varchar(20) | YES <text:s/>| <text:s text:c="4"/>| NULL <text:s text:c="3"/>| <text:s text:c="6"/>|</text:p>
      <text:p text:style-name="P13">| customer_email <text:s text:c="2"/>| varchar(20) | YES <text:s/>| <text:s text:c="4"/>| NULL <text:s text:c="3"/>| <text:s text:c="6"/>|</text:p>
      <text:p text:style-name="P13">| customer_address | varchar(50) | YES <text:s/>| <text:s text:c="4"/>| NULL <text:s text:c="3"/>| <text:s text:c="6"/>|</text:p>
      <text:p text:style-name="P13">| customer_contact | int(10) <text:s text:c="4"/>| YES <text:s/>| <text:s text:c="4"/>| NULL <text:s text:c="3"/>| <text:s text:c="6"/>|</text:p>
      <text:p text:style-name="P13">| customer_DOB <text:s text:c="4"/>| varchar(20) | YES <text:s/>| <text:s text:c="4"/>| NULL <text:s text:c="3"/>| <text:s text:c="6"/>|</text:p>
      <text:p text:style-name="P13">+------------------+-------------+------+-----+---------+-------+</text:p>
      <text:p text:style-name="P13">6 rows in set (0.00 sec)</text:p>
      <text:p text:style-name="P13"/>
      <text:p text:style-name="P13"/>
      <text:p text:style-name="P13"/>
      <text:p text:style-name="P11"/>
      <text:p text:style-name="P11"/>
      <text:p text:style-name="P13">show columns from Order_Record;</text:p>
      <text:p text:style-name="P13">+-------------+------------+------+-----+---------+-------+</text:p>
      <text:p text:style-name="P13">| Field <text:s text:c="6"/>| Type <text:s text:c="6"/>| Null | Key | Default | Extra |</text:p>
      <text:p text:style-name="P13">+-------------+------------+------+-----+---------+-------+</text:p>
      <text:p text:style-name="P13">| order_id <text:s text:c="3"/>| varchar(5) | NO <text:s text:c="2"/>| PRI | NULL <text:s text:c="3"/>| <text:s text:c="6"/>|</text:p>
      <text:p text:style-name="P13">| customer_id | varchar(5) | NO <text:s text:c="2"/>| PRI | NULL <text:s text:c="3"/>| <text:s text:c="6"/>|</text:p>
      <text:p text:style-name="P13">| product_id <text:s/>| varchar(5) | NO <text:s text:c="2"/>| PRI | NULL <text:s text:c="3"/>| <text:s text:c="6"/>|</text:p>
      <text:p text:style-name="P13">+-------------+------------+------+-----+---------+-------+</text:p>
      <text:p text:style-name="P13">3 rows in set (0.00 sec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text:s/>show columns from Product;</text:p>
      <text:p text:style-name="P13">+-------------------+---------------+------+-----+---------+-------+</text:p>
      <text:p text:style-name="P13">| Field <text:s text:c="12"/>| Type <text:s text:c="9"/>| Null | Key | Default | Extra |</text:p>
      <text:p text:style-name="P13">+-------------------+---------------+------+-----+---------+-------+</text:p>
      <text:p text:style-name="P13">| product_id <text:s text:c="7"/>| varchar(5) <text:s text:c="3"/>| NO <text:s text:c="2"/>| PRI | NULL <text:s text:c="3"/>| <text:s text:c="6"/>|</text:p>
      <text:p text:style-name="P13">| product_name <text:s text:c="5"/>| varchar(20) <text:s text:c="2"/>| YES <text:s/>| <text:s text:c="4"/>| NULL <text:s text:c="3"/>| <text:s text:c="6"/>|</text:p>
      <text:p text:style-name="P13">| product_stock <text:s text:c="4"/>| int(200) <text:s text:c="5"/>| YES <text:s/>| <text:s text:c="4"/>| NULL <text:s text:c="3"/>| <text:s text:c="6"/>|</text:p>
      <text:p text:style-name="P13">| product_unitPrice | decimal(10,2) | YES <text:s/>| <text:s text:c="4"/>| NULL <text:s text:c="3"/>| <text:s text:c="6"/>|</text:p>
      <text:p text:style-name="P13">+-------------------+---------------+------+-----+---------+-------+</text:p>
      <text:p text:style-name="P13">4 rows in set (0.00 sec)</text:p>
      <text:p text:style-name="P13"/>
      <text:p text:style-name="P7">Removing column having Foreign key :-</text:p>
      <text:p text:style-name="P14"><text:tab/><text:span text:style-name="T3">1. </text:span>First remove <text:span text:style-name="T2">column having Foreign key</text:span></text:p>
      <text:p text:style-name="Standard"/>
      <text:p text:style-name="P15"><text:s/>select CONSTRAINT_NAME</text:p>
      <text:p text:style-name="P16"><text:s text:c="4"/>-&gt; from INFORMATION_SCHEMA.TABLE_CONSTRAINTS</text:p>
      <text:p text:style-name="P16"><text:s text:c="4"/>-&gt; where TABLE_NAME = 'Product';</text:p>
      <text:p text:style-name="P16">+-----------------+</text:p>
      <text:p text:style-name="P16">| CONSTRAINT_NAME |</text:p>
      <text:p text:style-name="P16">+-----------------+</text:p>
      <text:p text:style-name="P16">| PRIMARY <text:s text:c="8"/>|</text:p>
      <text:p text:style-name="P17">| <text:span text:style-name="T4">fk_category <text:s text:c="2"/></text:span>|</text:p>
      <text:p text:style-name="P16">+-----------------+</text:p>
      <text:p text:style-name="P16">2 rows in set (0.00 sec)</text:p>
      <text:p text:style-name="P16"/>
      <text:p text:style-name="P21"/>
      <text:p text:style-name="P21">2. Drop constraint :-</text:p>
      <text:p text:style-name="P21">mysql&gt; alter table Product drop foreign key fk_category;</text:p>
      <text:p text:style-name="P21">Query OK, 0 rows affected (0.08 sec)</text:p>
      <text:p text:style-name="P21">Records: 0 <text:s/>Duplicates: 0 <text:s/>Warnings: 0</text:p>
      <text:p text:style-name="P16"/>
      <text:p text:style-name="P16"/>
      <text:p text:style-name="P20"><text:span text:style-name="T5">3</text:span>. Then Remove that column</text:p>
      <text:p text:style-name="P16"/>
      <text:p text:style-name="P18"><text:s text:c="9"/>alter table Product</text:p>
      <text:p text:style-name="P18"><text:s text:c="4"/>-&gt; drop column c_id;</text:p>
      <text:p text:style-name="P18">Query OK, 0 rows affected (0.48 sec)</text:p>
      <text:p text:style-name="P18">Records: 0 <text:s/>Duplicates: 0 <text:s/>Warnings: 0</text:p>
      <text:p text:style-name="P18"/>
      <text:p text:style-name="P18"/>
      <text:p text:style-name="P18"/>
      <text:p text:style-name="P19">+-------------------+---------------+------+-----+---------+-------+</text:p>
      <text:p text:style-name="P19">| Field <text:s text:c="12"/>| Type <text:s text:c="9"/>| Null | Key | Default | Extra |</text:p>
      <text:p text:style-name="P19">+-------------------+---------------+------+-----+---------+-------+</text:p>
      <text:p text:style-name="P19">| product_id <text:s text:c="7"/>| varchar(5) <text:s text:c="3"/>| NO <text:s text:c="2"/>| PRI | NULL <text:s text:c="3"/>| <text:s text:c="6"/>|</text:p>
      <text:p text:style-name="P19">| product_name <text:s text:c="5"/>| varchar(20) <text:s text:c="2"/>| YES <text:s/>| <text:s text:c="4"/>| NULL <text:s text:c="3"/>| <text:s text:c="6"/>|</text:p>
      <text:p text:style-name="P19">| product_stock <text:s text:c="4"/>| int(200) <text:s text:c="5"/>| YES <text:s/>| <text:s text:c="4"/>| NULL <text:s text:c="3"/>| <text:s text:c="6"/>|</text:p>
      <text:p text:style-name="P19">| product_unitPrice | decimal(10,2) | YES <text:s/>| <text:s text:c="4"/>| NULL <text:s text:c="3"/>| <text:s text:c="6"/>|</text:p>
      <text:p text:style-name="P19"><text:soft-page-break/>+-------------------+---------------+------+-----+---------+-------+</text:p>
      <text:p text:style-name="P19">4 rows in set (0.00 sec)</text:p>
      <text:p text:style-name="P19"/>
      <text:p text:style-name="P19"/>
      <text:p text:style-name="P22"/>
      <text:p text:style-name="P23">mysql&gt; update Product SET product_stock = 18 where product_id = 2;</text:p>
      <text:p text:style-name="P23">Query OK, 1 row affected (0.05 sec)</text:p>
      <text:p text:style-name="P23">Rows matched: 1 <text:s/>Changed: 1 <text:s/>Warnings: 0</text:p>
      <text:p text:style-name="P23"/>
      <text:p text:style-name="P23"/>
      <text:p text:style-name="P22"/>
      <text:p text:style-name="P22">mysql&gt; update Product SET product_stock = 18 where product_id = 2;</text:p>
      <text:p text:style-name="P22">Query OK, 1 row affected (0.05 sec)</text:p>
      <text:p text:style-name="P22">Rows matched: 1 <text:s/>Changed: 1 <text:s/>Warnings: 0</text:p>
      <text:p text:style-name="P22"/>
      <text:p text:style-name="P22"/>
      <text:p text:style-name="P22"/>
      <text:p text:style-name="P24"/>
      <text:p text:style-name="P24">mysql&gt; update Product SET product_stock = 18 where product_id = 2;</text:p>
      <text:p text:style-name="P24">Query OK, 1 row affected (0.05 sec)</text:p>
      <text:p text:style-name="P24">Rows matched: 1 <text:s/>Changed: 1 <text:s/>Warnings: 0</text:p>
      <text:p text:style-name="P24"/>
      <text:p text:style-name="P24"/>
      <text:p text:style-name="P24"/>
      <text:p text:style-name="P24"/>
      <text:p text:style-name="P25">mysql&gt; alter table Category drop column product_id;</text:p>
      <text:p text:style-name="P25">Query OK, 0 rows affected (0.52 sec)</text:p>
      <text:p text:style-name="P25">Records: 0 <text:s/>Duplicates: 0 <text:s/>Warnings: 0</text:p>
      <text:p text:style-name="P25"/>
      <text:p text:style-name="P25">mysql&gt; show columns from Category;</text:p>
      <text:p text:style-name="P25">+--------+-------------+------+-----+---------+-------+</text:p>
      <text:p text:style-name="P25">| Field <text:s/>| Type <text:s text:c="7"/>| Null | Key | Default | Extra |</text:p>
      <text:p text:style-name="P25">+--------+-------------+------+-----+---------+-------+</text:p>
      <text:p text:style-name="P25">| c_id <text:s text:c="2"/>| varchar(5) <text:s/>| NO <text:s text:c="2"/>| PRI | NULL <text:s text:c="3"/>| <text:s text:c="6"/>|</text:p>
      <text:p text:style-name="P25">| c_name | varchar(20) | YES <text:s/>| <text:s text:c="4"/>| NULL <text:s text:c="3"/>| <text:s text:c="6"/>|</text:p>
      <text:p text:style-name="P25">+--------+-------------+------+-----+---------+-------+</text:p>
      <text:p text:style-name="P25">2 rows in set (0.00 sec)</text:p>
      <text:p text:style-name="P25"/>
      <text:p text:style-name="P25"/>
      <text:p text:style-name="P25"/>
      <text:p text:style-name="P26">mysql&gt; alter table Product add constraint fk_category foreign key(c_id) references Category(c_id);</text:p>
      <text:p text:style-name="P26">Query OK, 3 rows affected (0.85 sec)</text:p>
      <text:p text:style-name="P26">Records: 3 <text:s/>Duplicates: 0 <text:s/>Warnings: 0</text:p>
      <text:p text:style-name="P26"/>
      <text:p text:style-name="P26">mysql&gt; show columns from Product;</text:p>
      <text:p text:style-name="P26">+-------------------+---------------+------+-----+---------+-------+</text:p>
      <text:p text:style-name="P26">| Field <text:s text:c="12"/>| Type <text:s text:c="9"/>| Null | Key | Default | Extra |</text:p>
      <text:p text:style-name="P26">+-------------------+---------------+------+-----+---------+-------+</text:p>
      <text:p text:style-name="P26">| product_id <text:s text:c="7"/>| varchar(5) <text:s text:c="3"/>| NO <text:s text:c="2"/>| PRI | NULL <text:s text:c="3"/>| <text:s text:c="6"/>|</text:p>
      <text:p text:style-name="P26"><text:soft-page-break/>| product_name <text:s text:c="5"/>| varchar(20) <text:s text:c="2"/>| YES <text:s/>| <text:s text:c="4"/>| NULL <text:s text:c="3"/>| <text:s text:c="6"/>|</text:p>
      <text:p text:style-name="P26">| product_stock <text:s text:c="4"/>| int(200) <text:s text:c="5"/>| YES <text:s/>| <text:s text:c="4"/>| NULL <text:s text:c="3"/>| <text:s text:c="6"/>|</text:p>
      <text:p text:style-name="P26">| product_unitPrice | decimal(10,2) | YES <text:s/>| <text:s text:c="4"/>| NULL <text:s text:c="3"/>| <text:s text:c="6"/>|</text:p>
      <text:p text:style-name="P26">| c_id <text:s text:c="13"/>| varchar(5) <text:s text:c="3"/>| YES <text:s/>| MUL | NULL <text:s text:c="3"/>| <text:s text:c="6"/>|</text:p>
      <text:p text:style-name="P26">+-------------------+---------------+------+-----+---------+-------+</text:p>
      <text:p text:style-name="P26">5 rows in set (0.00 sec)</text:p>
      <text:p text:style-name="P26"/>
      <text:p text:style-name="P27">mysql&gt; CREATE USER user_mgt1@localhost IDENTIFIED by 'mllab123';</text:p>
      <text:p text:style-name="P27">Query OK, 0 rows affected (0.00 sec)</text:p>
      <text:p text:style-name="P27"/>
      <text:p text:style-name="P27">mysql&gt; select user,host from mysql.user;</text:p>
      <text:p text:style-name="P27">+------------------+--------------+</text:p>
      <text:p text:style-name="P27">| user <text:s text:c="12"/>| host <text:s text:c="8"/>|</text:p>
      <text:p text:style-name="P27">+------------------+--------------+</text:p>
      <text:p text:style-name="P27">| p5 <text:s text:c="14"/>| 10.10.10.143 |</text:p>
      <text:p text:style-name="P27">| u1 <text:s text:c="14"/>| 10.10.10.143 |</text:p>
      <text:p text:style-name="P27">| user1 <text:s text:c="11"/>| 10.10.10.143 |</text:p>
      <text:p text:style-name="P27">| p2 <text:s text:c="14"/>| 10.10.12.161 |</text:p>
      <text:p text:style-name="P27">| p5 <text:s text:c="14"/>| 10.10.14.19 <text:s/>|</text:p>
      <text:p text:style-name="P27">| debian-sys-maint | localhost <text:s text:c="3"/>|</text:p>
      <text:p text:style-name="P27">| mysql.session <text:s text:c="3"/>| localhost <text:s text:c="3"/>|</text:p>
      <text:p text:style-name="P27">| mysql.sys <text:s text:c="7"/>| localhost <text:s text:c="3"/>|</text:p>
      <text:p text:style-name="P27">| p1 <text:s text:c="14"/>| localhost <text:s text:c="3"/>|</text:p>
      <text:p text:style-name="P27">| p5 <text:s text:c="14"/>| localhost <text:s text:c="3"/>|</text:p>
      <text:p text:style-name="P27">| root <text:s text:c="12"/>| localhost <text:s text:c="3"/>|</text:p>
      <text:p text:style-name="P27">| user_mgt1 <text:s text:c="7"/>| localhost <text:s text:c="3"/>|</text:p>
      <text:p text:style-name="P27">+------------------+--------------+</text:p>
      <text:p text:style-name="P27">12 rows in set (0.00 sec)</text:p>
      <text:p text:style-name="P27"/>
      <text:p text:style-name="P27"/>
      <text:p text:style-name="P27"/>
      <text:p text:style-name="P36">LOGIN AS USER :-</text:p>
      <text:p text:style-name="P36"/>
      <text:p text:style-name="P41">(GRANT AND REVOKE)</text:p>
      <text:p text:style-name="P28">mysql&gt; show grants for user1@localhost;</text:p>
      <text:p text:style-name="P28">+-------------------------------------------+</text:p>
      <text:p text:style-name="P28">| Grants for user1@localhost <text:s text:c="15"/>|</text:p>
      <text:p text:style-name="P28">+-------------------------------------------+</text:p>
      <text:p text:style-name="P28">| GRANT USAGE ON *.* TO 'user1'@'localhost' |</text:p>
      <text:p text:style-name="P28">+-------------------------------------------+</text:p>
      <text:p text:style-name="P28">1 row in set (0.00 sec)</text:p>
      <text:p text:style-name="P28"/>
      <text:p text:style-name="P28">mysql&gt; show databases;</text:p>
      <text:p text:style-name="P28">+--------------------+</text:p>
      <text:p text:style-name="P28">| Database <text:s text:c="10"/>|</text:p>
      <text:p text:style-name="P28">+--------------------+</text:p>
      <text:p text:style-name="P28">| information_schema |</text:p>
      <text:p text:style-name="P28">+--------------------+</text:p>
      <text:p text:style-name="P28">1 row in set (0.00 sec)</text:p>
      <text:p text:style-name="P28"><text:soft-page-break/></text:p>
      <text:p text:style-name="P28">mysql&gt; grant all on *.* to user1@localhost;</text:p>
      <text:p text:style-name="P28">ERROR 1045 (28000): Access denied for user 'user1'@'localhost' (using password: YES)</text:p>
      <text:p text:style-name="P28"/>
      <text:p text:style-name="P28"/>
      <text:p text:style-name="P28"/>
      <text:p text:style-name="P37">LOGIN AS ROOT :-</text:p>
      <text:p text:style-name="P29">mysql&gt; show grants for user1@localhost;</text:p>
      <text:p text:style-name="P29">+-------------------------------------------+</text:p>
      <text:p text:style-name="P29">| Grants for user1@localhost <text:s text:c="15"/>|</text:p>
      <text:p text:style-name="P29">+-------------------------------------------+</text:p>
      <text:p text:style-name="P29">| GRANT USAGE ON *.* TO 'user1'@'localhost' |</text:p>
      <text:p text:style-name="P29">+-------------------------------------------+</text:p>
      <text:p text:style-name="P29">1 row in set (0.00 sec)</text:p>
      <text:p text:style-name="P29"/>
      <text:p text:style-name="P29">mysql&gt; grant all on *.* to user1@localhost;</text:p>
      <text:p text:style-name="P29">Query OK, 0 rows affected (0.00 sec)</text:p>
      <text:p text:style-name="P29"/>
      <text:p text:style-name="P29">mysql&gt; show grants for user1@localhost;</text:p>
      <text:p text:style-name="P29">+----------------------------------------------------+</text:p>
      <text:p text:style-name="P29">| Grants for user1@localhost <text:s text:c="24"/>|</text:p>
      <text:p text:style-name="P29">+----------------------------------------------------+</text:p>
      <text:p text:style-name="P29">| GRANT ALL PRIVILEGES ON *.* TO 'user1'@'localhost' |</text:p>
      <text:p text:style-name="P29">+----------------------------------------------------+</text:p>
      <text:p text:style-name="P29">1 row in set (0.00 sec)</text:p>
      <text:p text:style-name="P29"/>
      <text:p text:style-name="P29"/>
      <text:p text:style-name="P38">NOW LOGIN AS USER :-</text:p>
      <text:p text:style-name="P30"/>
      <text:p text:style-name="P31"/>
      <text:p text:style-name="P32">mysql&gt; show grants for user1@localhost;</text:p>
      <text:p text:style-name="P32">+----------------------------------------------------+</text:p>
      <text:p text:style-name="P32">| Grants for user1@localhost <text:s text:c="24"/>|</text:p>
      <text:p text:style-name="P32">+----------------------------------------------------+</text:p>
      <text:p text:style-name="P32">| GRANT ALL PRIVILEGES ON *.* TO 'user1'@'localhost' |</text:p>
      <text:p text:style-name="P32">+----------------------------------------------------+</text:p>
      <text:p text:style-name="P32">1 row in set (0.00 sec)</text:p>
      <text:p text:style-name="P32"/>
      <text:p text:style-name="P32">mysql&gt; show databases;</text:p>
      <text:p text:style-name="P32">+------------------------+</text:p>
      <text:p text:style-name="P32">| Database <text:s text:c="14"/>|</text:p>
      <text:p text:style-name="P32">+------------------------+</text:p>
      <text:p text:style-name="P32">| information_schema <text:s text:c="4"/>|</text:p>
      <text:p text:style-name="P32">| Book_Management_System |</text:p>
      <text:p text:style-name="P32">| Hostel <text:s text:c="16"/>|</text:p>
      <text:p text:style-name="P32">| K9 <text:s text:c="20"/>|</text:p>
      <text:p text:style-name="P32">| K933110 <text:s text:c="15"/>|</text:p>
      <text:p text:style-name="P32">| Order_mgt <text:s text:c="13"/>|</text:p>
      <text:p text:style-name="P32">| asd <text:s text:c="19"/>|</text:p>
      <text:p text:style-name="P32"><text:soft-page-break/>| hospital <text:s text:c="14"/>|</text:p>
      <text:p text:style-name="P32">| mysql <text:s text:c="17"/>|</text:p>
      <text:p text:style-name="P32">| performance_schema <text:s text:c="4"/>|</text:p>
      <text:p text:style-name="P32">| pict123 <text:s text:c="15"/>|</text:p>
      <text:p text:style-name="P32">| pict1234 <text:s text:c="14"/>|</text:p>
      <text:p text:style-name="P32">| shu <text:s text:c="19"/>|</text:p>
      <text:p text:style-name="P32">| shu_game <text:s text:c="14"/>|</text:p>
      <text:p text:style-name="P32">| sys <text:s text:c="19"/>|</text:p>
      <text:p text:style-name="P32">+------------------------+</text:p>
      <text:p text:style-name="P32">15 rows in set (0.00 sec)</text:p>
      <text:p text:style-name="P32"/>
      <text:p text:style-name="P32"/>
      <text:p text:style-name="P39">REVOKING ALL PRIVILEGES FROM USER1 :-</text:p>
      <text:p text:style-name="P33">(LOGIN AS ROOT)</text:p>
      <text:p text:style-name="P32">mysql&gt; revoke all privileges, grant option from user1@localhost;</text:p>
      <text:p text:style-name="P32">Query OK, 0 rows affected (0.00 sec)</text:p>
      <text:p text:style-name="P32"/>
      <text:p text:style-name="P32"/>
      <text:p text:style-name="P32"/>
      <text:p text:style-name="P40">Change DataType and Constraints :-</text:p>
      <text:p text:style-name="P34">mysql&gt; alter table Order_Record MODIFY order_id int(5) not null auto_increment;</text:p>
      <text:p text:style-name="P34">Query OK, 3 rows affected (1.10 sec)</text:p>
      <text:p text:style-name="P34">Records: 3 <text:s/>Duplicates: 0 <text:s/>Warnings: 0</text:p>
      <text:p text:style-name="P34"/>
      <text:p text:style-name="P34"/>
      <text:p text:style-name="P34"/>
      <text:p text:style-name="P42">Backup DataBase:-</text:p>
      <text:p text:style-name="P42"/>
      <text:p text:style-name="P42"/>
      <text:p text:style-name="P35"><text:s/>sudo mysqldump Order_mgt <text:s/>&gt; DB.sql -p</text:p>
      <text:p text:style-name="P35"><text:s/>sudo mysql Order_mgt &lt; DB.sql -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2:08:49.155186260</meta:creation-date>
    <dc:date>2019-07-15T14:28:03.471023854</dc:date>
    <meta:editing-duration>PT2H39M9S</meta:editing-duration>
    <meta:editing-cycles>41</meta:editing-cycles>
    <meta:generator>LibreOffice/5.1.6.2$Linux_X86_64 LibreOffice_project/10m0$Build-2</meta:generator>
    <meta:document-statistic meta:table-count="0" meta:image-count="0" meta:object-count="0" meta:page-count="7" meta:paragraph-count="238" meta:word-count="1389" meta:character-count="9840" meta:non-whitespace-character-count="7642"/>
  </office:meta>
</office:document-meta>
</file>